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justify"/>
    </style:style>
    <style:style style:name="T45" style:parent-style-name="Tipodeletrapredefinidodoparágrafo" style:family="text">
      <style:text-properties style:font-size-complex="16pt"/>
    </style:style>
    <style:style style:name="T46" style:parent-style-name="Tipodeletrapredefinidodoparágrafo" style:family="text">
      <style:text-properties style:font-size-complex="16pt"/>
    </style:style>
    <style:style style:name="T47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48" style:parent-style-name="Tipodeletrapredefinidodoparágrafo" style:family="text">
      <style:text-properties style:font-size-complex="16pt"/>
    </style:style>
    <style:style style:name="P49" style:parent-style-name="Standard" style:family="paragraph">
      <style:paragraph-properties fo:text-align="justify"/>
      <style:text-properties style:font-size-complex="16pt"/>
    </style:style>
    <style:style style:name="P50" style:parent-style-name="Standard" style:family="paragraph">
      <style:paragraph-properties fo:text-align="justify"/>
    </style:style>
    <style:style style:name="T51" style:parent-style-name="Tipodeletrapredefinidodoparágrafo" style:family="text">
      <style:text-properties style:font-size-complex="16pt"/>
    </style:style>
    <style:style style:name="T52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3" style:parent-style-name="Tipodeletrapredefinidodoparágrafo" style:family="text">
      <style:text-properties style:font-size-complex="16pt"/>
    </style:style>
    <style:style style:name="T54" style:parent-style-name="Tipodeletrapredefinidodoparágrafo" style:family="text">
      <style:text-properties style:font-size-complex="16pt"/>
    </style:style>
    <style:style style:name="T55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6" style:parent-style-name="Tipodeletrapredefinidodoparágrafo" style:family="text">
      <style:text-properties style:font-size-complex="16pt"/>
    </style:style>
    <style:style style:name="P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7" style:parent-style-name="Standard" style:list-style-name="LFO2" style:family="paragraph">
      <style:paragraph-properties fo:text-align="justify"/>
    </style:style>
    <style:style style:name="T78" style:parent-style-name="Tipodeletrapredefinidodoparágrafo" style:family="text">
      <style:text-properties fo:font-size="11pt" style:font-size-asian="11pt" style:font-size-complex="11pt"/>
    </style:style>
    <style:style style:name="T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Tipodeletrapredefinidodoparágrafo" style:family="text">
      <style:text-properties fo:font-size="11pt" style:font-size-asian="11pt" style:font-size-complex="11pt"/>
    </style:style>
    <style:style style:name="T81" style:parent-style-name="Tipodeletrapredefinidodoparágrafo" style:family="text">
      <style:text-properties fo:font-size="11pt" style:font-size-asian="11pt" style:font-size-complex="11pt"/>
    </style:style>
    <style:style style:name="T8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3" style:parent-style-name="Tipodeletrapredefinidodoparágrafo" style:family="text"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9" style:parent-style-name="Standard" style:list-style-name="LFO2" style:family="paragraph">
      <style:paragraph-properties fo:text-align="justify"/>
    </style:style>
    <style:style style:name="T90" style:parent-style-name="Tipodeletrapredefinidodoparágrafo" style:family="text">
      <style:text-properties fo:font-size="11pt" style:font-size-asian="11pt" style:font-size-complex="11pt"/>
    </style:style>
    <style:style style:name="T9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Tipodeletrapredefinidodoparágrafo" style:family="text">
      <style:text-properties fo:font-size="11pt" style:font-size-asian="11pt" style:font-size-complex="11pt"/>
    </style:style>
    <style:style style:name="T9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4" style:parent-style-name="Tipodeletrapredefinidodoparágrafo" style:family="text">
      <style:text-properties fo:font-size="11pt" style:font-size-asian="11pt" style:font-size-complex="11pt"/>
    </style:style>
    <style:style style:name="T95" style:parent-style-name="Tipodeletrapredefinidodoparágrafo" style:family="text">
      <style:text-properties fo:font-size="11pt" style:font-size-asian="11pt" style:font-size-complex="11pt"/>
    </style:style>
    <style:style style:name="T9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7" style:parent-style-name="Tipodeletrapredefinidodoparágrafo" style:family="text">
      <style:text-properties fo:font-size="11pt" style:font-size-asian="11pt" style:font-size-complex="11pt"/>
    </style:style>
    <style:style style:name="T9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9" style:parent-style-name="Tipodeletrapredefinidodoparágrafo" style:family="text">
      <style:text-properties fo:font-size="11pt" style:font-size-asian="11pt" style:font-size-complex="11pt"/>
    </style:style>
    <style:style style:name="T10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1" style:parent-style-name="Tipodeletrapredefinidodoparágrafo" style:family="text">
      <style:text-properties fo:font-size="11pt" style:font-size-asian="11pt" style:font-size-complex="11pt"/>
    </style:style>
    <style:style style:name="T1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3" style:parent-style-name="Tipodeletrapredefinidodoparágrafo" style:family="text">
      <style:text-properties fo:font-size="11pt" style:font-size-asian="11pt" style:font-size-complex="11pt"/>
    </style:style>
    <style:style style:name="T10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5" style:parent-style-name="Tipodeletrapredefinidodoparágrafo" style:family="text">
      <style:text-properties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5" style:parent-style-name="Standard" style:list-style-name="LFO2" style:family="paragraph">
      <style:paragraph-properties fo:text-align="justify"/>
    </style:style>
    <style:style style:name="T116" style:parent-style-name="Tipodeletrapredefinidodoparágrafo" style:family="text">
      <style:text-properties fo:font-size="11pt" style:font-size-asian="11pt" style:font-size-complex="11pt"/>
    </style:style>
    <style:style style:name="T117" style:parent-style-name="Tipodeletrapredefinidodoparágrafo" style:family="text">
      <style:text-properties fo:font-size="11pt" style:font-size-asian="11pt" style:font-size-complex="11pt"/>
    </style:style>
    <style:style style:name="T11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Tipodeletrapredefinidodoparágrafo" style:family="text">
      <style:text-properties fo:font-size="11pt" style:font-size-asian="11pt" style:font-size-complex="11pt"/>
    </style:style>
    <style:style style:name="T12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1" style:parent-style-name="Tipodeletrapredefinidodoparágrafo" style:family="text">
      <style:text-properties fo:font-size="11pt" style:font-size-asian="11pt" style:font-size-complex="11pt"/>
    </style:style>
    <style:style style:name="T12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Tipodeletrapredefinidodoparágrafo" style:family="text">
      <style:text-properties fo:font-size="11pt" style:font-size-asian="11pt" style:font-size-complex="11pt"/>
    </style:style>
    <style:style style:name="T12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5" style:parent-style-name="Tipodeletrapredefinidodoparágrafo" style:family="text">
      <style:text-properties fo:font-size="11pt" style:font-size-asian="11pt" style:font-size-complex="11pt"/>
    </style:style>
    <style:style style:name="T12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7" style:parent-style-name="Tipodeletrapredefinidodoparágrafo" style:family="text">
      <style:text-properties fo:font-size="11pt" style:font-size-asian="11pt" style:font-size-complex="11pt"/>
    </style:style>
    <style:style style:name="T12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29" style:parent-style-name="Tipodeletrapredefinidodoparágrafo" style:family="text">
      <style:text-properties fo:font-size="11pt" style:font-size-asian="11pt" style:font-size-complex="11pt"/>
    </style:style>
    <style:style style:name="T13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1" style:parent-style-name="Tipodeletrapredefinidodoparágrafo" style:family="text">
      <style:text-properties fo:font-size="11pt" style:font-size-asian="11pt" style:font-size-complex="11pt"/>
    </style:style>
    <style:style style:name="T13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4" style:parent-style-name="Tipodeletrapredefinidodoparágrafo" style:family="text">
      <style:text-properties fo:font-size="11pt" style:font-size-asian="11pt" style:font-size-complex="11pt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7" style:parent-style-name="Standard" style:list-style-name="LFO2" style:family="paragraph">
      <style:paragraph-properties fo:text-align="justify"/>
    </style:style>
    <style:style style:name="T148" style:parent-style-name="Tipodeletrapredefinidodoparágrafo" style:family="text">
      <style:text-properties fo:font-size="11pt" style:font-size-asian="11pt" style:font-size-complex="11pt"/>
    </style:style>
    <style:style style:name="T14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Tipodeletrapredefinidodoparágrafo" style:family="text">
      <style:text-properties fo:font-size="11pt" style:font-size-asian="11pt" style:font-size-complex="11pt"/>
    </style:style>
    <style:style style:name="T15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5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53" style:parent-style-name="Tipodeletrapredefinidodoparágrafo" style:family="text">
      <style:text-properties fo:font-size="11pt" style:font-size-asian="11pt" style:font-size-complex="11pt"/>
    </style:style>
    <style:style style:name="T15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Tipodeletrapredefinidodoparágrafo" style:family="text"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61" style:parent-style-name="Standard" style:list-style-name="LFO2" style:family="paragraph">
      <style:paragraph-properties fo:text-align="justify"/>
    </style:style>
    <style:style style:name="T162" style:parent-style-name="Tipodeletrapredefinidodoparágrafo" style:family="text">
      <style:text-properties fo:font-size="11pt" style:font-size-asian="11pt" style:font-size-complex="11pt"/>
    </style:style>
    <style:style style:name="T16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4" style:parent-style-name="Tipodeletrapredefinidodoparágrafo" style:family="text">
      <style:text-properties fo:font-size="11pt" style:font-size-asian="11pt" style:font-size-complex="11pt"/>
    </style:style>
    <style:style style:name="T1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66" style:parent-style-name="Tipodeletrapredefinidodoparágrafo" style:family="text">
      <style:text-properties fo:font-size="11pt" style:font-size-asian="11pt" style:font-size-complex="11pt"/>
    </style:style>
    <style:style style:name="T16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T16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70" style:parent-style-name="Tipodeletrapredefinidodoparágrafo" style:family="text">
      <style:text-properties fo:font-size="11pt" style:font-size-asian="11pt" style:font-size-complex="11pt"/>
    </style:style>
    <style:style style:name="T171" style:parent-style-name="Tipodeletrapredefinidodoparágrafo" style:family="text">
      <style:text-properties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9" style:parent-style-name="Standard" style:list-style-name="LFO2" style:family="paragraph">
      <style:paragraph-properties fo:text-align="justify"/>
    </style:style>
    <style:style style:name="T180" style:parent-style-name="Tipodeletrapredefinidodoparágrafo" style:family="text">
      <style:text-properties fo:font-size="11pt" style:font-size-asian="11pt" style:font-size-complex="11pt"/>
    </style:style>
    <style:style style:name="T18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Tipodeletrapredefinidodoparágrafo" style:family="text">
      <style:text-properties fo:font-size="11pt" style:font-size-asian="11pt" style:font-size-complex="11pt"/>
    </style:style>
    <style:style style:name="T18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84" style:parent-style-name="Tipodeletrapredefinidodoparágrafo" style:family="text">
      <style:text-properties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90" style:parent-style-name="Standard" style:list-style-name="LFO2" style:family="paragraph">
      <style:paragraph-properties fo:text-align="justify"/>
    </style:style>
    <style:style style:name="T191" style:parent-style-name="Tipodeletrapredefinidodoparágrafo" style:family="text">
      <style:text-properties fo:font-size="11pt" style:font-size-asian="11pt" style:font-size-complex="11pt"/>
    </style:style>
    <style:style style:name="T19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3" style:parent-style-name="Tipodeletrapredefinidodoparágrafo" style:family="text">
      <style:text-properties fo:font-size="11pt" style:font-size-asian="11pt" style:font-size-complex="11pt"/>
    </style:style>
    <style:style style:name="T19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5" style:parent-style-name="Tipodeletrapredefinidodoparágrafo" style:family="text">
      <style:text-properties fo:font-size="11pt" style:font-size-asian="11pt" style:font-size-complex="11pt"/>
    </style:style>
    <style:style style:name="T19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7" style:parent-style-name="Tipodeletrapredefinidodoparágrafo" style:family="text">
      <style:text-properties fo:font-size="11pt" style:font-size-asian="11pt" style:font-size-complex="11pt"/>
    </style:style>
    <style:style style:name="T19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9" style:parent-style-name="Tipodeletrapredefinidodoparágrafo" style:family="text">
      <style:text-properties fo:font-size="11pt" style:font-size-asian="11pt" style:font-size-complex="11pt"/>
    </style:style>
    <style:style style:name="T20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1" style:parent-style-name="Tipodeletrapredefinidodoparágrafo" style:family="text">
      <style:text-properties fo:font-size="11pt" style:font-size-asian="11pt" style:font-size-complex="11pt"/>
    </style:style>
    <style:style style:name="T2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3" style:parent-style-name="Tipodeletrapredefinidodoparágrafo" style:family="text">
      <style:text-properties fo:font-size="11pt" style:font-size-asian="11pt" style:font-size-complex="11pt"/>
    </style:style>
    <style:style style:name="T204" style:parent-style-name="Tipodeletrapredefinidodoparágrafo" style:family="text">
      <style:text-properties fo:font-size="11pt" style:font-size-asian="11pt" style:font-size-complex="11pt"/>
    </style:style>
    <style:style style:name="T20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6" style:parent-style-name="Tipodeletrapredefinidodoparágrafo" style:family="text">
      <style:text-properties fo:font-size="11pt" style:font-size-asian="11pt" style:font-size-complex="11pt"/>
    </style:style>
    <style:style style:name="T20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8" style:parent-style-name="Tipodeletrapredefinidodoparágrafo" style:family="text">
      <style:text-properties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1" style:parent-style-name="Standard" style:list-style-name="LFO2" style:family="paragraph">
      <style:paragraph-properties fo:text-align="justify"/>
    </style:style>
    <style:style style:name="T222" style:parent-style-name="Tipodeletrapredefinidodoparágrafo" style:family="text">
      <style:text-properties fo:font-size="11pt" style:font-size-asian="11pt" style:font-size-complex="11pt"/>
    </style:style>
    <style:style style:name="T22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24" style:parent-style-name="Tipodeletrapredefinidodoparágrafo" style:family="text">
      <style:text-properties fo:font-size="11pt" style:font-size-asian="11pt" style:font-size-complex="11pt"/>
    </style:style>
    <style:style style:name="T22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26" style:parent-style-name="Tipodeletrapredefinidodoparágrafo" style:family="text">
      <style:text-properties fo:font-size="11pt" style:font-size-asian="11pt" style:font-size-complex="11pt"/>
    </style:style>
    <style:style style:name="T22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28" style:parent-style-name="Tipodeletrapredefinidodoparágrafo" style:family="text">
      <style:text-properties fo:font-size="11pt" style:font-size-asian="11pt" style:font-size-complex="11pt"/>
    </style:style>
    <style:style style:name="P2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5" style:parent-style-name="Standard" style:list-style-name="LFO2" style:family="paragraph">
      <style:paragraph-properties fo:text-align="justify"/>
    </style:style>
    <style:style style:name="T236" style:parent-style-name="Tipodeletrapredefinidodoparágrafo" style:family="text">
      <style:text-properties fo:font-size="11pt" style:font-size-asian="11pt" style:font-size-complex="11pt"/>
    </style:style>
    <style:style style:name="T23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8" style:parent-style-name="Tipodeletrapredefinidodoparágrafo" style:family="text">
      <style:text-properties fo:font-size="11pt" style:font-size-asian="11pt" style:font-size-complex="11pt"/>
    </style:style>
    <style:style style:name="T23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0" style:parent-style-name="Tipodeletrapredefinidodoparágrafo" style:family="text">
      <style:text-properties fo:font-size="11pt" style:font-size-asian="11pt" style:font-size-complex="11pt"/>
    </style:style>
    <style:style style:name="T24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2" style:parent-style-name="Tipodeletrapredefinidodoparágrafo" style:family="text">
      <style:text-properties fo:font-size="11pt" style:font-size-asian="11pt" style:font-size-complex="11pt"/>
    </style:style>
    <style:style style:name="T24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44" style:parent-style-name="Tipodeletrapredefinidodoparágrafo" style:family="text">
      <style:text-properties fo:font-size="11pt" style:font-size-asian="11pt" style:font-size-complex="11pt"/>
    </style:style>
    <style:style style:name="P2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4" style:parent-style-name="Standard" style:list-style-name="LFO2" style:family="paragraph">
      <style:paragraph-properties fo:text-align="justify"/>
    </style:style>
    <style:style style:name="T255" style:parent-style-name="Tipodeletrapredefinidodoparágrafo" style:family="text">
      <style:text-properties fo:font-size="11pt" style:font-size-asian="11pt" style:font-size-complex="11pt"/>
    </style:style>
    <style:style style:name="T25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5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58" style:parent-style-name="Tipodeletrapredefinidodoparágrafo" style:family="text">
      <style:text-properties fo:font-size="11pt" style:font-size-asian="11pt" style:font-size-complex="11pt"/>
    </style:style>
    <style:style style:name="T25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60" style:parent-style-name="Tipodeletrapredefinidodoparágrafo" style:family="text">
      <style:text-properties fo:font-size="11pt" style:font-size-asian="11pt" style:font-size-complex="11pt"/>
    </style:style>
    <style:style style:name="T26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Tipodeletrapredefinidodoparágrafo" style:family="text">
      <style:text-properties fo:font-size="11pt" style:font-size-asian="11pt" style:font-size-complex="11pt"/>
    </style:style>
    <style:style style:name="T26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64" style:parent-style-name="Tipodeletrapredefinidodoparágrafo" style:family="text">
      <style:text-properties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72" style:parent-style-name="Standard" style:list-style-name="LFO2" style:family="paragraph">
      <style:paragraph-properties fo:text-align="justify"/>
    </style:style>
    <style:style style:name="T273" style:parent-style-name="Tipodeletrapredefinidodoparágrafo" style:family="text">
      <style:text-properties fo:font-size="11pt" style:font-size-asian="11pt" style:font-size-complex="11pt"/>
    </style:style>
    <style:style style:name="T27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75" style:parent-style-name="Tipodeletrapredefinidodoparágrafo" style:family="text">
      <style:text-properties fo:font-size="11pt" style:font-size-asian="11pt" style:font-size-complex="11pt"/>
    </style:style>
    <style:style style:name="T27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77" style:parent-style-name="Tipodeletrapredefinidodoparágrafo" style:family="text">
      <style:text-properties fo:font-size="11pt" style:font-size-asian="11pt" style:font-size-complex="11pt"/>
    </style:style>
    <style:style style:name="T27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9" style:parent-style-name="Tipodeletrapredefinidodoparágrafo" style:family="text">
      <style:text-properties fo:font-size="11pt" style:font-size-asian="11pt" style:font-size-complex="11pt"/>
    </style:style>
    <style:style style:name="T28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81" style:parent-style-name="Tipodeletrapredefinidodoparágrafo" style:family="text">
      <style:text-properties fo:font-size="11pt" style:font-size-asian="11pt" style:font-size-complex="11pt"/>
    </style:style>
    <style:style style:name="T282" style:parent-style-name="Tipodeletrapredefinidodoparágrafo" style:family="text">
      <style:text-properties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0" style:parent-style-name="Standard" style:list-style-name="LFO2" style:family="paragraph">
      <style:paragraph-properties fo:text-align="justify"/>
    </style:style>
    <style:style style:name="T291" style:parent-style-name="Tipodeletrapredefinidodoparágrafo" style:family="text">
      <style:text-properties fo:font-size="11pt" style:font-size-asian="11pt" style:font-size-complex="11pt"/>
    </style:style>
    <style:style style:name="T292" style:parent-style-name="Tipodeletrapredefinidodoparágrafo" style:family="text">
      <style:text-properties fo:font-size="11pt" style:font-size-asian="11pt" style:font-size-complex="11pt"/>
    </style:style>
    <style:style style:name="T29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94" style:parent-style-name="Tipodeletrapredefinidodoparágrafo" style:family="text">
      <style:text-properties fo:font-size="11pt" style:font-size-asian="11pt" style:font-size-complex="11pt"/>
    </style:style>
    <style:style style:name="T29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96" style:parent-style-name="Tipodeletrapredefinidodoparágrafo" style:family="text">
      <style:text-properties fo:font-size="11pt" style:font-size-asian="11pt" style:font-size-complex="11pt"/>
    </style:style>
    <style:style style:name="T29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98" style:parent-style-name="Tipodeletrapredefinidodoparágrafo" style:family="text">
      <style:text-properties fo:font-size="11pt" style:font-size-asian="11pt" style:font-size-complex="11pt"/>
    </style:style>
    <style:style style:name="T29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00" style:parent-style-name="Tipodeletrapredefinidodoparágrafo" style:family="text">
      <style:text-properties fo:font-size="11pt" style:font-size-asian="11pt" style:font-size-complex="11pt"/>
    </style:style>
    <style:style style:name="P3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8" style:parent-style-name="Standard" style:list-style-name="LFO2" style:family="paragraph">
      <style:paragraph-properties fo:text-align="justify"/>
    </style:style>
    <style:style style:name="T309" style:parent-style-name="Tipodeletrapredefinidodoparágrafo" style:family="text">
      <style:text-properties fo:font-size="11pt" style:font-size-asian="11pt" style:font-size-complex="11pt"/>
    </style:style>
    <style:style style:name="T31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11" style:parent-style-name="Tipodeletrapredefinidodoparágrafo" style:family="text">
      <style:text-properties fo:font-size="11pt" style:font-size-asian="11pt" style:font-size-complex="11pt"/>
    </style:style>
    <style:style style:name="T31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13" style:parent-style-name="Tipodeletrapredefinidodoparágrafo" style:family="text">
      <style:text-properties fo:font-size="11pt" style:font-size-asian="11pt" style:font-size-complex="11pt"/>
    </style:style>
    <style:style style:name="T31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5" style:parent-style-name="Tipodeletrapredefinidodoparágrafo" style:family="text">
      <style:text-properties fo:font-size="11pt" style:font-size-asian="11pt" style:font-size-complex="11pt"/>
    </style:style>
    <style:style style:name="T31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7" style:parent-style-name="Tipodeletrapredefinidodoparágrafo" style:family="text">
      <style:text-properties fo:font-size="11pt" style:font-size-asian="11pt" style:font-size-complex="11pt"/>
    </style:style>
    <style:style style:name="T31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1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20" style:parent-style-name="Tipodeletrapredefinidodoparágrafo" style:family="text">
      <style:text-properties fo:font-size="11pt" style:font-size-asian="11pt" style:font-size-complex="11pt"/>
    </style:style>
    <style:style style:name="T32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22" style:parent-style-name="Tipodeletrapredefinidodoparágrafo" style:family="text">
      <style:text-properties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33" style:parent-style-name="Standard" style:list-style-name="LFO2" style:family="paragraph">
      <style:paragraph-properties fo:text-align="justify"/>
    </style:style>
    <style:style style:name="T334" style:parent-style-name="Tipodeletrapredefinidodoparágrafo" style:family="text">
      <style:text-properties fo:font-size="11pt" style:font-size-asian="11pt" style:font-size-complex="11pt"/>
    </style:style>
    <style:style style:name="T33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6" style:parent-style-name="Tipodeletrapredefinidodoparágrafo" style:family="text">
      <style:text-properties fo:font-size="11pt" style:font-size-asian="11pt" style:font-size-complex="11pt"/>
    </style:style>
    <style:style style:name="T33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8" style:parent-style-name="Tipodeletrapredefinidodoparágrafo" style:family="text">
      <style:text-properties fo:font-size="11pt" style:font-size-asian="11pt" style:font-size-complex="11pt"/>
    </style:style>
    <style:style style:name="T33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0" style:parent-style-name="Tipodeletrapredefinidodoparágrafo" style:family="text">
      <style:text-properties fo:font-size="11pt" style:font-size-asian="11pt" style:font-size-complex="11pt"/>
    </style:style>
    <style:style style:name="T34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3" style:parent-style-name="Tipodeletrapredefinidodoparágrafo" style:family="text">
      <style:text-properties fo:font-size="11pt" style:font-size-asian="11pt" style:font-size-complex="11pt"/>
    </style:style>
    <style:style style:name="T34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45" style:parent-style-name="Tipodeletrapredefinidodoparágrafo" style:family="text">
      <style:text-properties fo:font-size="11pt" style:font-size-asian="11pt" style:font-size-complex="11pt"/>
    </style:style>
    <style:style style:name="T34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7" style:parent-style-name="Tipodeletrapredefinidodoparágrafo" style:family="text">
      <style:text-properties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7" style:parent-style-name="Standard" style:list-style-name="LFO2" style:family="paragraph">
      <style:paragraph-properties fo:text-align="justify"/>
    </style:style>
    <style:style style:name="T358" style:parent-style-name="Tipodeletrapredefinidodoparágrafo" style:family="text">
      <style:text-properties fo:font-size="11pt" style:font-size-asian="11pt" style:font-size-complex="11pt"/>
    </style:style>
    <style:style style:name="T35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60" style:parent-style-name="Tipodeletrapredefinidodoparágrafo" style:family="text">
      <style:text-properties fo:font-size="11pt" style:font-size-asian="11pt" style:font-size-complex="11pt"/>
    </style:style>
    <style:style style:name="T36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2" style:parent-style-name="Tipodeletrapredefinidodoparágrafo" style:family="text">
      <style:text-properties fo:font-size="11pt" style:font-size-asian="11pt" style:font-size-complex="11pt"/>
    </style:style>
    <style:style style:name="T36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5" style:parent-style-name="Tipodeletrapredefinidodoparágrafo" style:family="text">
      <style:text-properties fo:font-size="11pt" style:font-size-asian="11pt" style:font-size-complex="11pt"/>
    </style:style>
    <style:style style:name="T36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7" style:parent-style-name="Tipodeletrapredefinidodoparágrafo" style:family="text">
      <style:text-properties fo:font-size="11pt" style:font-size-asian="11pt" style:font-size-complex="11pt"/>
    </style:style>
    <style:style style:name="T36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9" style:parent-style-name="Tipodeletrapredefinidodoparágrafo" style:family="text">
      <style:text-properties fo:font-size="11pt" style:font-size-asian="11pt" style:font-size-complex="11pt"/>
    </style:style>
    <style:style style:name="T37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71" style:parent-style-name="Tipodeletrapredefinidodoparágrafo" style:family="text">
      <style:text-properties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1" style:parent-style-name="Standard" style:list-style-name="LFO2" style:family="paragraph">
      <style:paragraph-properties fo:text-align="justify"/>
    </style:style>
    <style:style style:name="T382" style:parent-style-name="Tipodeletrapredefinidodoparágrafo" style:family="text">
      <style:text-properties fo:font-size="11pt" style:font-size-asian="11pt" style:font-size-complex="11pt"/>
    </style:style>
    <style:style style:name="T38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84" style:parent-style-name="Tipodeletrapredefinidodoparágrafo" style:family="text">
      <style:text-properties fo:font-size="11pt" style:font-size-asian="11pt" style:font-size-complex="11pt"/>
    </style:style>
    <style:style style:name="T38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6" style:parent-style-name="Tipodeletrapredefinidodoparágrafo" style:family="text">
      <style:text-properties fo:font-size="11pt" style:font-size-asian="11pt" style:font-size-complex="11pt"/>
    </style:style>
    <style:style style:name="P3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9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9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92" style:parent-style-name="Standard" style:list-style-name="LFO2" style:family="paragraph">
      <style:paragraph-properties fo:text-align="justify"/>
    </style:style>
    <style:style style:name="T393" style:parent-style-name="Tipodeletrapredefinidodoparágrafo" style:family="text">
      <style:text-properties fo:font-size="11pt" style:font-size-asian="11pt" style:font-size-complex="11pt"/>
    </style:style>
    <style:style style:name="T39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95" style:parent-style-name="Tipodeletrapredefinidodoparágrafo" style:family="text">
      <style:text-properties fo:font-size="11pt" style:font-size-asian="11pt" style:font-size-complex="11pt"/>
    </style:style>
    <style:style style:name="T39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97" style:parent-style-name="Tipodeletrapredefinidodoparágrafo" style:family="text">
      <style:text-properties fo:font-size="11pt" style:font-size-asian="11pt" style:font-size-complex="11pt"/>
    </style:style>
    <style:style style:name="T39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9" style:parent-style-name="Tipodeletrapredefinidodoparágrafo" style:family="text">
      <style:text-properties fo:font-size="11pt" style:font-size-asian="11pt" style:font-size-complex="11pt"/>
    </style:style>
    <style:style style:name="T40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1" style:parent-style-name="Tipodeletrapredefinidodoparágrafo" style:family="text">
      <style:text-properties fo:font-size="11pt" style:font-size-asian="11pt" style:font-size-complex="11pt"/>
    </style:style>
    <style:style style:name="T4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3" style:parent-style-name="Tipodeletrapredefinidodoparágrafo" style:family="text">
      <style:text-properties fo:font-size="11pt" style:font-size-asian="11pt" style:font-size-complex="11pt"/>
    </style:style>
    <style:style style:name="T40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05" style:parent-style-name="Tipodeletrapredefinidodoparágrafo" style:family="text">
      <style:text-properties fo:font-size="11pt" style:font-size-asian="11pt" style:font-size-complex="11pt"/>
    </style:style>
    <style:style style:name="T40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7" style:parent-style-name="Tipodeletrapredefinidodoparágrafo" style:family="text">
      <style:text-properties fo:font-size="11pt" style:font-size-asian="11pt" style:font-size-complex="11pt"/>
    </style:style>
    <style:style style:name="T40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9" style:parent-style-name="Tipodeletrapredefinidodoparágrafo" style:family="text">
      <style:text-properties fo:font-size="11pt" style:font-size-asian="11pt" style:font-size-complex="11pt"/>
    </style:style>
    <style:style style:name="T41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1" style:parent-style-name="Tipodeletrapredefinidodoparágrafo" style:family="text">
      <style:text-properties fo:font-size="11pt" style:font-size-asian="11pt" style:font-size-complex="11pt"/>
    </style:style>
    <style:style style:name="T41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14" style:parent-style-name="Tipodeletrapredefinidodoparágrafo" style:family="text">
      <style:text-properties fo:font-size="11pt" style:font-size-asian="11pt" style:font-size-complex="11pt"/>
    </style:style>
    <style:style style:name="P4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31" style:parent-style-name="Standard" style:list-style-name="LFO2" style:family="paragraph">
      <style:paragraph-properties fo:text-align="justify"/>
    </style:style>
    <style:style style:name="T432" style:parent-style-name="Tipodeletrapredefinidodoparágrafo" style:family="text">
      <style:text-properties fo:font-size="11pt" style:font-size-asian="11pt" style:font-size-complex="11pt"/>
    </style:style>
    <style:style style:name="T433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34" style:parent-style-name="Tipodeletrapredefinidodoparágrafo" style:family="text">
      <style:text-properties fo:font-size="11pt" style:font-size-asian="11pt" style:font-size-complex="11pt"/>
    </style:style>
    <style:style style:name="T43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36" style:parent-style-name="Tipodeletrapredefinidodoparágrafo" style:family="text">
      <style:text-properties fo:font-size="11pt" style:font-size-asian="11pt" style:font-size-complex="11pt"/>
    </style:style>
    <style:style style:name="T43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38" style:parent-style-name="Tipodeletrapredefinidodoparágrafo" style:family="text">
      <style:text-properties fo:font-size="11pt" style:font-size-asian="11pt" style:font-size-complex="11pt"/>
    </style:style>
    <style:style style:name="T439" style:parent-style-name="Tipodeletrapredefinidodoparágrafo" style:family="text">
      <style:text-properties fo:font-size="11pt" style:font-size-asian="11pt" style:font-size-complex="11pt"/>
    </style:style>
    <style:style style:name="T44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41" style:parent-style-name="Tipodeletrapredefinidodoparágrafo" style:family="text">
      <style:text-properties fo:font-size="11pt" style:font-size-asian="11pt" style:font-size-complex="11pt"/>
    </style:style>
    <style:style style:name="T44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3" style:parent-style-name="Tipodeletrapredefinidodoparágrafo" style:family="text">
      <style:text-properties fo:font-size="11pt" style:font-size-asian="11pt" style:font-size-complex="11pt"/>
    </style:style>
    <style:style style:name="T44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45" style:parent-style-name="Tipodeletrapredefinidodoparágrafo" style:family="text">
      <style:text-properties fo:font-size="11pt" style:font-size-asian="11pt" style:font-size-complex="11pt"/>
    </style:style>
    <style:style style:name="T44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7" style:parent-style-name="Tipodeletrapredefinidodoparágrafo" style:family="text">
      <style:text-properties fo:font-size="11pt" style:font-size-asian="11pt" style:font-size-complex="11pt"/>
    </style:style>
    <style:style style:name="P4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8" style:parent-style-name="Standard" style:family="paragraph">
      <style:paragraph-properties fo:text-align="justify"/>
      <style:text-properties style:font-size-complex="16pt"/>
    </style:style>
    <style:style style:name="P459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60" style:parent-style-name="Standard" style:family="paragraph">
      <style:paragraph-properties fo:text-align="justify"/>
      <style:text-properties style:font-size-complex="16pt"/>
    </style:style>
    <style:style style:name="P461" style:parent-style-name="Standard" style:family="paragraph">
      <style:paragraph-properties fo:text-align="justify"/>
      <style:text-properties style:font-size-complex="16pt"/>
    </style:style>
    <style:style style:name="P462" style:parent-style-name="Standard" style:list-style-name="LFO3" style:family="paragraph">
      <style:paragraph-properties fo:text-align="justify"/>
      <style:text-properties style:font-size-complex="16pt"/>
    </style:style>
    <style:style style:name="P46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7" style:parent-style-name="Standard" style:list-style-name="LFO3" style:family="paragraph">
      <style:paragraph-properties fo:text-align="justify"/>
      <style:text-properties style:font-size-complex="16pt"/>
    </style:style>
    <style:style style:name="P46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4" style:parent-style-name="Standard" style:list-style-name="LFO3" style:family="paragraph">
      <style:paragraph-properties fo:text-align="justify"/>
      <style:text-properties style:font-size-complex="16pt"/>
    </style:style>
    <style:style style:name="P47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8" style:parent-style-name="Standard" style:list-style-name="LFO3" style:family="paragraph">
      <style:paragraph-properties fo:text-align="justify"/>
      <style:text-properties style:font-size-complex="16pt"/>
    </style:style>
    <style:style style:name="P47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3" style:parent-style-name="Standard" style:list-style-name="LFO3" style:family="paragraph">
      <style:paragraph-properties fo:text-align="justify"/>
      <style:text-properties style:font-size-complex="16pt"/>
    </style:style>
    <style:style style:name="P48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8" style:parent-style-name="Standard" style:list-style-name="LFO3" style:family="paragraph">
      <style:paragraph-properties fo:text-align="justify"/>
      <style:text-properties style:font-size-complex="16pt"/>
    </style:style>
    <style:style style:name="P48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92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3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4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95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96" style:parent-style-name="Standard" style:family="paragraph">
      <style:paragraph-properties fo:text-align="justify"/>
      <style:text-properties style:font-size-complex="16pt"/>
    </style:style>
    <style:style style:name="P497" style:parent-style-name="Standard" style:family="paragraph">
      <style:paragraph-properties fo:text-align="justify"/>
      <style:text-properties style:font-size-complex="16pt"/>
    </style:style>
    <style:style style:name="P498" style:parent-style-name="Standard" style:family="paragraph">
      <style:paragraph-properties fo:text-align="justify"/>
      <style:text-properties style:font-size-complex="16pt"/>
    </style:style>
    <style:style style:name="P499" style:parent-style-name="Standard" style:list-style-name="LFO4" style:family="paragraph">
      <style:paragraph-properties fo:text-align="justify"/>
      <style:text-properties style:font-size-complex="16pt"/>
    </style:style>
    <style:style style:name="P500" style:parent-style-name="Standard" style:list-style-name="LFO4" style:family="paragraph">
      <style:paragraph-properties fo:text-align="justify"/>
      <style:text-properties style:font-size-complex="16pt"/>
    </style:style>
    <style:style style:name="P501" style:parent-style-name="Standard" style:list-style-name="LFO4" style:family="paragraph">
      <style:paragraph-properties fo:text-align="justify"/>
      <style:text-properties style:font-size-complex="16pt"/>
    </style:style>
    <style:style style:name="P502" style:parent-style-name="Standard" style:list-style-name="LFO4" style:family="paragraph">
      <style:paragraph-properties fo:text-align="justify"/>
      <style:text-properties style:font-size-complex="16pt"/>
    </style:style>
    <style:style style:name="P503" style:parent-style-name="Standard" style:list-style-name="LFO4" style:family="paragraph">
      <style:paragraph-properties fo:text-align="justify"/>
      <style:text-properties style:font-size-complex="16pt"/>
    </style:style>
    <style:style style:name="P504" style:parent-style-name="Standard" style:list-style-name="LFO4" style:family="paragraph">
      <style:paragraph-properties fo:text-align="justify"/>
      <style:text-properties style:font-size-complex="16pt"/>
    </style:style>
    <style:style style:name="P505" style:parent-style-name="Standard" style:list-style-name="LFO4" style:family="paragraph">
      <style:paragraph-properties fo:text-align="justify"/>
      <style:text-properties style:font-size-complex="16pt"/>
    </style:style>
    <style:style style:name="P506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07" style:parent-style-name="Standard" style:family="paragraph">
      <style:paragraph-properties fo:text-align="justify" fo:margin-left="0.25in">
        <style:tab-stops/>
      </style:paragraph-properties>
    </style:style>
    <style:style style:name="T508" style:parent-style-name="Tipodeletrapredefinidodoparágrafo" style:family="text">
      <style:text-properties style:font-size-complex="16pt"/>
    </style:style>
    <style:style style:name="T509" style:parent-style-name="Tipodeletrapredefinidodoparágrafo" style:family="text">
      <style:text-properties style:font-size-complex="16pt"/>
    </style:style>
    <style:style style:name="T510" style:parent-style-name="Tipodeletrapredefinidodoparágrafo" style:family="text">
      <style:text-properties fo:font-style="italic" style:font-style-asian="italic" style:font-size-complex="16pt"/>
    </style:style>
    <style:style style:name="T511" style:parent-style-name="Tipodeletrapredefinidodoparágrafo" style:family="text">
      <style:text-properties style:font-size-complex="16pt"/>
    </style:style>
    <style:style style:name="T512" style:parent-style-name="Tipodeletrapredefinidodoparágrafo" style:family="text">
      <style:text-properties style:font-size-complex="16pt"/>
    </style:style>
    <style:style style:name="P513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14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15" style:parent-style-name="Standard" style:list-style-name="LFO5" style:family="paragraph">
      <style:paragraph-properties fo:text-align="justify"/>
      <style:text-properties style:font-size-complex="16pt"/>
    </style:style>
    <style:style style:name="P516" style:parent-style-name="Standard" style:list-style-name="LFO5" style:family="paragraph">
      <style:paragraph-properties fo:text-align="justify"/>
      <style:text-properties style:font-size-complex="16pt"/>
    </style:style>
    <style:style style:name="P517" style:parent-style-name="Standard" style:list-style-name="LFO5" style:family="paragraph">
      <style:paragraph-properties fo:text-align="justify"/>
      <style:text-properties style:font-size-complex="16pt"/>
    </style:style>
    <style:style style:name="P518" style:parent-style-name="Standard" style:list-style-name="LFO5" style:family="paragraph">
      <style:paragraph-properties fo:text-align="justify"/>
      <style:text-properties style:font-size-complex="16pt"/>
    </style:style>
    <style:style style:name="P519" style:parent-style-name="Standard" style:family="paragraph">
      <style:paragraph-properties fo:text-align="justify"/>
      <style:text-properties style:font-size-complex="16pt"/>
    </style:style>
    <style:style style:name="P520" style:parent-style-name="Standard" style:family="paragraph">
      <style:paragraph-properties fo:text-align="justify"/>
    </style:style>
    <style:style style:name="T521" style:parent-style-name="Tipodeletrapredefinidodoparágrafo" style:family="text">
      <style:text-properties style:font-size-complex="16pt"/>
    </style:style>
    <style:style style:name="T522" style:parent-style-name="Tipodeletrapredefinidodoparágrafo" style:family="text">
      <style:text-properties style:font-size-complex="16pt"/>
    </style:style>
  </office:automatic-styles>
  <office:body>
    <office:text text:use-soft-page-breaks="true">
      <text:p text:style-name="P1">Instituto Superior Técnico</text:p>
      <text:p text:style-name="P2"><text:s/></text:p>
      <text:p text:style-name="P3"><text:s/></text:p>
      <text:p text:style-name="P4"><text:s/></text:p>
      <text:p text:style-name="P5">Projeto de Bases de Dados</text:p>
      <text:p text:style-name="P6"/>
      <text:p text:style-name="P7">Parte 3</text:p>
      <text:p text:style-name="P8"><text:s/></text:p>
      <text:p text:style-name="P9"><text:s/></text:p>
      <text:p text:style-name="P10">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rupo 40:</text:p>
      <text:list text:style-name="LFO1" text:continue-numbering="true">
        <text:list-item>
          <text:p text:style-name="P19">Artur Fortunato, nº 86388 (33% de contribuição, 10 horas de esforço)</text:p>
        </text:list-item>
        <text:list-item>
          <text:p text:style-name="P20">Jorge Pacheco, nº 86457<text:s/>(33% de contribuição, 10 horas de esforço)</text:p>
        </text:list-item>
        <text:list-item>
          <text:p text:style-name="P21">Miguel Rocha, nº 86482 (33% de contribuição, 10 horas de esforço)</text:p>
        </text:list-item>
      </text:list>
      <text:p text:style-name="P22"/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Turno: BD22517957L03 (Lab 10)</text:p>
      <text:p text:style-name="P29"/>
      <text:p text:style-name="P30"/>
      <text:p text:style-name="P31"/>
      <text:p text:style-name="P32"/>
      <text:p text:style-name="P33">Docente de Laboratório: André Vasconcelos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Criação e População da Base de Dados</text:p>
      <text:p text:style-name="P43"/>
      <text:p text:style-name="P44"><text:span text:style-name="T45">Tendo em conta</text:span><text:span text:style-name="T46"><text:s/>o número elevado de registos (comando “insert” em SQL) requeridos, criámos um script em Python3 que criou e preencheu o ficheiro<text:s/></text:span><text:span text:style-name="T47">“populate.sql”</text:span><text:span text:style-name="T48">.</text:span></text:p>
      <text:p text:style-name="P49"/>
      <text:p text:style-name="P50"><text:span text:style-name="T51">Cada função do script foi otimizada de acordo com o ficheiro<text:s/></text:span><text:span text:style-name="T52">“schema.sql”</text:span><text:span text:style-name="T53">, onde está especificado a criação d</text:span><text:span text:style-name="T54">as múltiplas tabelas referentes à base de dados que representa o esquema racional do Anexo A em linguagem PostgreSQL. Os “drop table” iniciais servem para limpar os dados da base de dados antes de ser populada outra vez usando o<text:s/></text:span><text:span text:style-name="T55">“populate.sql”</text:span><text:span text:style-name="T56">.</text:span></text:p>
      <text:p text:style-name="P57"/>
      <text:p text:style-name="P58">drop table<text:s/>if exists Solicita cascade;</text:p>
      <text:p text:style-name="P59">drop table if exists SegmentoVideo cascade;</text:p>
      <text:p text:style-name="P60">drop table if exists Video cascade;</text:p>
      <text:p text:style-name="P61">drop table if exists Vigia cascade;</text:p>
      <text:p text:style-name="P62">drop table if exists Camara cascade;</text:p>
      <text:p text:style-name="P63">drop table if exists EventoEmergencia cascade;</text:p>
      <text:p text:style-name="P64">drop table if exists Locais<text:s/>cascade;</text:p>
      <text:p text:style-name="P65">drop table if exists Audita cascade;</text:p>
      <text:p text:style-name="P66">drop table if exists Transporta cascade;</text:p>
      <text:p text:style-name="P67">drop table if exists MeioCombate cascade;</text:p>
      <text:p text:style-name="P68">drop table if exists Alocado cascade;</text:p>
      <text:p text:style-name="P69">drop table if exists MeioSocorro cascade;</text:p>
      <text:p text:style-name="P70">drop table if exists Aciona cascade;</text:p>
      <text:p text:style-name="P71">drop table if exists MeioApoio cascade;</text:p>
      <text:p text:style-name="P72">drop table if exists ProcessoSocorro cascade;</text:p>
      <text:p text:style-name="P73">drop table if exists Coordenador cascade;</text:p>
      <text:p text:style-name="P74">drop table if exists Meio cascade;</text:p>
      <text:p text:style-name="P75">drop table if exists EntidadeMeio cascade;</text:p>
      <text:p text:style-name="P76"/>
      <text:list text:style-name="LFO2" text:continue-numbering="true">
        <text:list-item>
          <text:p text:style-name="P77"><text:span text:style-name="T78">A entidade<text:s/></text:span><text:span text:style-name="T79">“Camara”</text:span><text:span text:style-name="T80"><text:s/>tem uma chave primária que corresponde</text:span><text:span text:style-name="T81"><text:s/>a um inteiro com o nome de<text:s/></text:span><text:span text:style-name="T82">numCamara</text:span><text:span text:style-name="T83">.</text:span></text:p>
        </text:list-item>
      </text:list>
      <text:p text:style-name="P84"/>
      <text:p text:style-name="P85">create table Camara</text:p>
      <text:p text:style-name="P86"><text:s text:c="4"/>(numCamara int not null unique,</text:p>
      <text:p text:style-name="P87"><text:s text:c="4"/>constraint pk_camara primary key(numCamara));</text:p>
      <text:p text:style-name="P88"/>
      <text:list text:style-name="LFO2" text:continue-numbering="true">
        <text:list-item>
          <text:p text:style-name="P89"><text:span text:style-name="T90">A entidade<text:s/></text:span><text:span text:style-name="T91">“Video”</text:span><text:span text:style-name="T92"><text:s/>é uma entidade fraca, cuja chave primária corresponde a um<text:s/></text:span><text:span text:style-name="T93">timestamp</text:span><text:span text:style-name="T94"><text:s/>(com o formato YYYY-M</text:span><text:span text:style-name="T95">M-DD HH:MM:SS) com o nome<text:s/></text:span><text:span text:style-name="T96">dataHoraInicio</text:span><text:span text:style-name="T97">, e tem uma<text:s/></text:span><text:span text:style-name="T98">foreign key</text:span><text:span text:style-name="T99"><text:s/>que corresponde ao<text:s/></text:span><text:span text:style-name="T100">numCamara</text:span><text:span text:style-name="T101"><text:s/>que o vídeo está associado. A<text:s/></text:span><text:span text:style-name="T102">dataHoraFim</text:span><text:span text:style-name="T103"><text:s/>tem de ser superior a<text:s/></text:span><text:span text:style-name="T104">dataHoraInicio</text:span><text:span text:style-name="T105">.</text:span></text:p>
        </text:list-item>
      </text:list>
      <text:p text:style-name="P106"/>
      <text:p text:style-name="P107">create table Video</text:p>
      <text:p text:style-name="P108"><text:s text:c="4"/>(dataHoraInicio timestamp not null,</text:p>
      <text:p text:style-name="P109"><text:s text:c="4"/>dataHoraFim<text:s/>timestamp not null,</text:p>
      <text:p text:style-name="P110"><text:s text:c="4"/>numCamara int not null ,</text:p>
      <text:p text:style-name="P111"><text:s text:c="4"/>constraint pk_video primary key (dataHoraInicio),</text:p>
      <text:p text:style-name="P112"><text:s text:c="4"/>constraint fk_camara foreign key (numCamara) references Video(numCamara),</text:p>
      <text:p text:style-name="P113"><text:s text:c="4"/>constraint chk_video_time check (dataHoraFim &gt; dataHoraInicio));</text:p>
      <text:p text:style-name="P114"/>
      <text:list text:style-name="LFO2" text:continue-numbering="true">
        <text:list-item>
          <text:p text:style-name="P115"><text:span text:style-name="T116">A en</text:span><text:span text:style-name="T117">tidade<text:s/></text:span><text:span text:style-name="T118">“SegmentoVideo”</text:span><text:span text:style-name="T119"><text:s/>é uma entidade fraca, cuja chave primária corresponde a uma chave composta entre o<text:s/></text:span><text:span text:style-name="T120">numCamara</text:span><text:span text:style-name="T121">, o<text:s/></text:span><text:span text:style-name="T122">numSegmento</text:span><text:span text:style-name="T123"><text:s/>e a<text:s/></text:span><text:span text:style-name="T124">dataHoraInicio</text:span><text:span text:style-name="T125">. O<text:s/></text:span><text:span text:style-name="T126">numCamara</text:span><text:span text:style-name="T127"><text:s/>é uma<text:s/></text:span><text:span text:style-name="T128">foreign key</text:span><text:span text:style-name="T129"><text:s/>que provém da Camara a que o Video está associado. A<text:s/></text:span><text:span text:style-name="T130">dataHoraInicio</text:span><text:span text:style-name="T131"><text:s/>é uma<text:s/></text:span><text:span text:style-name="T132">f</text:span><text:span text:style-name="T133">oreign key</text:span><text:span text:style-name="T134"><text:s/>que provém do Video.</text:span></text:p>
        </text:list-item>
      </text:list>
      <text:p text:style-name="P135"/>
      <text:p text:style-name="P136"/>
      <text:soft-page-break/>
      <text:p text:style-name="P137">create table SegmentoVideo</text:p>
      <text:p text:style-name="P138"><text:s text:c="4"/>(numSegmento int not null ,</text:p>
      <text:p text:style-name="P139"><text:s text:c="4"/>duracao int not null,</text:p>
      <text:p text:style-name="P140"><text:s text:c="4"/>dataHoraInicio timestamp not null,</text:p>
      <text:p text:style-name="P141"><text:s text:c="4"/>numCamara int not null ,</text:p>
      <text:p text:style-name="P142"><text:s text:c="4"/>constraint pk_segment primary key (numCamara, numSegmento, dataHoraInicio),</text:p>
      <text:p text:style-name="P143"><text:s text:c="4"/>constraint fk_camara foreign key (numCamara) references Video(numCamara),</text:p>
      <text:p text:style-name="P144"><text:s text:c="4"/>constraint fk_dataHoraInicio foreign key (dataHoraInicio) references Video(dataHoraInicio));</text:p>
      <text:p text:style-name="P145"/>
      <text:p text:style-name="P146"/>
      <text:list text:style-name="LFO2" text:continue-numbering="true">
        <text:list-item>
          <text:p text:style-name="P147"><text:span text:style-name="T148">A entidade<text:s/></text:span><text:span text:style-name="T149">“Locais”</text:span><text:span text:style-name="T150"><text:s/>tem uma chave primária que corresponde a um<text:s/></text:span><text:span text:style-name="T151">stri</text:span><text:span text:style-name="T152">ng</text:span><text:span text:style-name="T153"><text:s/>de tamanho variável que tem o nome de<text:s/></text:span><text:span text:style-name="T154">moradaLocal</text:span><text:span text:style-name="T155">.</text:span></text:p>
        </text:list-item>
      </text:list>
      <text:p text:style-name="P156"/>
      <text:p text:style-name="P157">create table Locais</text:p>
      <text:p text:style-name="P158"><text:tab/>(moradaLocal varchar(255) not null unique,</text:p>
      <text:p text:style-name="P159"><text:tab/>constraint pk_local primary key (moradaLocal));</text:p>
      <text:p text:style-name="P160"/>
      <text:list text:style-name="LFO2" text:continue-numbering="true">
        <text:list-item>
          <text:p text:style-name="P161"><text:span text:style-name="T162">A entidade<text:s/></text:span><text:span text:style-name="T163">“Vigia”</text:span><text:span text:style-name="T164"><text:s/>tem duas<text:s/></text:span><text:span text:style-name="T165">foreign key</text:span><text:span text:style-name="T166">:<text:s/></text:span><text:span text:style-name="T167">moradaLocal</text:span><text:span text:style-name="T168"><text:s/>que provém de Locais e<text:s/></text:span><text:span text:style-name="T169">numCamara</text:span><text:span text:style-name="T170"><text:s/>q</text:span><text:span text:style-name="T171">ue provém de Camara.</text:span></text:p>
        </text:list-item>
      </text:list>
      <text:p text:style-name="P172"/>
      <text:p text:style-name="P173">create table Vigia</text:p>
      <text:p text:style-name="P174"><text:tab/>(moradaLocal varchar(255) not null,</text:p>
      <text:p text:style-name="P175"><text:tab/>numCamara int not null unique,</text:p>
      <text:p text:style-name="P176"><text:tab/>constraint fk_local foreign key (moradaLocal) references Locais(moradaLocal),</text:p>
      <text:p text:style-name="P177"><text:tab/>constraint fk_camara foreign key (numCamara) references<text:s/>Camara(numCamara));</text:p>
      <text:p text:style-name="P178"/>
      <text:list text:style-name="LFO2" text:continue-numbering="true">
        <text:list-item>
          <text:p text:style-name="P179"><text:span text:style-name="T180">A tabela<text:s/></text:span><text:span text:style-name="T181">“ProcessoSocorro”</text:span><text:span text:style-name="T182"><text:s/>tem uma chave primária que corresponde a um inteiro e tem o nome de<text:s/></text:span><text:span text:style-name="T183">numProcessoSocorro</text:span><text:span text:style-name="T184">.</text:span></text:p>
        </text:list-item>
      </text:list>
      <text:p text:style-name="P185"/>
      <text:p text:style-name="P186">create table ProcessoSocorro</text:p>
      <text:p text:style-name="P187"><text:tab/>(numProcessoSocorro int not null unique,</text:p>
      <text:p text:style-name="P188"><text:tab/>constraint pk_numProcessoSocorro primary key<text:s/>(numProcessoSocorro));</text:p>
      <text:p text:style-name="P189"/>
      <text:list text:style-name="LFO2" text:continue-numbering="true">
        <text:list-item>
          <text:p text:style-name="P190"><text:span text:style-name="T191">A entidade<text:s/></text:span><text:span text:style-name="T192">“EventoEmergencia”</text:span><text:span text:style-name="T193"><text:s/>tem uma chave primária que corresponde a uma chave composta entre o<text:s/></text:span><text:span text:style-name="T194">numTelefone</text:span><text:span text:style-name="T195">, que é uma<text:s/></text:span><text:span text:style-name="T196">string</text:span><text:span text:style-name="T197"><text:s/>de tamanho fixo 9, e o<text:s/></text:span><text:span text:style-name="T198">nomePessoa</text:span><text:span text:style-name="T199">, que corresponde a uma<text:s/></text:span><text:span text:style-name="T200">string</text:span><text:span text:style-name="T201"><text:s/>de tamanho variável. A<text:s/></text:span><text:span text:style-name="T202">moradaLocal</text:span><text:span text:style-name="T203"><text:s/>é uma</text:span><text:span text:style-name="T204"><text:s/></text:span><text:span text:style-name="T205">foreign key</text:span><text:span text:style-name="T206"><text:s/>que provém de Locais e o<text:s/></text:span><text:span text:style-name="T207">numProcessoSocorro</text:span><text:span text:style-name="T208"><text:s/>é uma foreign key que provém de ProcessoSocorro.</text:span></text:p>
        </text:list-item>
      </text:list>
      <text:p text:style-name="P209"/>
      <text:p text:style-name="P210">create table EventoEmergencia</text:p>
      <text:p text:style-name="P211"><text:tab/>(numTelefone char(9) not null,</text:p>
      <text:p text:style-name="P212"><text:tab/>instanteChamada timestamp not null,</text:p>
      <text:p text:style-name="P213"><text:tab/>nomePessoa varchar(30) not null,</text:p>
      <text:p text:style-name="P214"><text:tab/>moradaLocal varchar(255) not null,</text:p>
      <text:p text:style-name="P215"><text:tab/>numProcessoSocorro int not null,</text:p>
      <text:p text:style-name="P216"><text:tab/>constraint pk_witness primary key(numTelefone, nomePessoa),</text:p>
      <text:p text:style-name="P217"><text:tab/>constraint pk_telefone primary key(numTelefone, instanteChamada),</text:p>
      <text:p text:style-name="P218"><text:tab/>constraint fk_local foreign key (moradaLocal) references Locais(moradaLocal),</text:p>
      <text:p text:style-name="P219"><text:tab/>constraint fk_numProcessoSocorro foreign key (numProcessoSocorro) references ProcessoSocorro(numProcessoSocorro));</text:p>
      <text:p text:style-name="P220"/>
      <text:list text:style-name="LFO2" text:continue-numbering="true">
        <text:list-item>
          <text:p text:style-name="P221"><text:span text:style-name="T222">A entidade<text:s/></text:span><text:span text:style-name="T223">“EntidadeMeio”</text:span><text:span text:style-name="T224"><text:s/>tem uma chave primária que é uma<text:s/></text:span><text:span text:style-name="T225">string</text:span><text:span text:style-name="T226"><text:s/>de tamanho varíavel, que tem nome de<text:s/></text:span><text:span text:style-name="T227">nomeEntidade</text:span><text:span text:style-name="T228">.</text:span></text:p>
        </text:list-item>
      </text:list>
      <text:p text:style-name="P229"/>
      <text:p text:style-name="P230">create table EntidadeMeio</text:p>
      <text:p text:style-name="P231"><text:tab/>(nomeEntidade varchar(20) not null unique,</text:p>
      <text:p text:style-name="P232"><text:tab/>constraint<text:s/>pk_nomeEntidade primary key (nomeEntidade));</text:p>
      <text:p text:style-name="P233"/>
      <text:p text:style-name="P234"/>
      <text:list text:style-name="LFO2" text:continue-numbering="true">
        <text:list-item>
          <text:p text:style-name="P235"><text:span text:style-name="T236">A entidade<text:s/></text:span><text:span text:style-name="T237">“Meio”</text:span><text:span text:style-name="T238"><text:s/>tem uma chave primária que corresponde a uma chave composta entre o<text:s/></text:span><text:span text:style-name="T239">numMeio</text:span><text:span text:style-name="T240">, que é um inteiro, e o<text:s/></text:span><text:span text:style-name="T241">nomeEntidade</text:span><text:span text:style-name="T242">, que é uma<text:s/></text:span><text:span text:style-name="T243">foreign key</text:span><text:span text:style-name="T244"><text:s/>que provém de EntidadeMeio.</text:span></text:p>
        </text:list-item>
      </text:list>
      <text:p text:style-name="P245"/>
      <text:p text:style-name="P246">create table Meio</text:p>
      <text:p text:style-name="P247"><text:tab/>(numMeio<text:s/>int not null,</text:p>
      <text:p text:style-name="P248"><text:tab/>nomeMeio varchar(30) not null,</text:p>
      <text:p text:style-name="P249"><text:tab/>nomeEntidade varchar(20) not null,</text:p>
      <text:p text:style-name="P250"><text:tab/>constraint pk_meio primary key (numMeio, nomeEntidade),</text:p>
      <text:p text:style-name="P251"><text:tab/>constraint fk_nomeEntidade foreign key (nomeEntidade) references EntidadeMeio(nomeEntidade));</text:p>
      <text:p text:style-name="P252"/>
      <text:p text:style-name="P253"/>
      <text:list text:style-name="LFO2" text:continue-numbering="true">
        <text:list-item>
          <text:p text:style-name="P254"><text:span text:style-name="T255">A entidade<text:s/></text:span><text:span text:style-name="T256">“MeioCom</text:span><text:span text:style-name="T257">bate”</text:span><text:span text:style-name="T258"><text:s/>tem uma chave primária, que corresponde a uma<text:s/></text:span><text:span text:style-name="T259">foreign key</text:span><text:span text:style-name="T260"><text:s/>composta entre o<text:s/></text:span><text:span text:style-name="T261">numMeio</text:span><text:span text:style-name="T262"><text:s/>e o<text:s/></text:span><text:span text:style-name="T263">nomeEntidade</text:span><text:span text:style-name="T264"><text:s/>que provém de Meio.</text:span></text:p>
        </text:list-item>
      </text:list>
      <text:p text:style-name="P265"/>
      <text:p text:style-name="P266">create table MeioCombate</text:p>
      <text:p text:style-name="P267"><text:tab/>(numMeio int not null,</text:p>
      <text:p text:style-name="P268"><text:tab/>nomeEntidade varchar(20) not null,</text:p>
      <text:p text:style-name="P269"><text:tab/>constraint pk_meioCombate primary key (numMeio, nomeEntidade),</text:p>
      <text:p text:style-name="P270"><text:tab/>constraint fk_meio foreign key (numMeio, nomeEntidade) references Meio(numMeio, nomeEntidade));</text:p>
      <text:p text:style-name="P271"/>
      <text:list text:style-name="LFO2" text:continue-numbering="true">
        <text:list-item>
          <text:p text:style-name="P272"><text:span text:style-name="T273">A entidade<text:s/></text:span><text:span text:style-name="T274">“MeioApoio”</text:span><text:span text:style-name="T275"><text:s/>tem uma chave primária, que corresponde a uma<text:s/></text:span><text:span text:style-name="T276">foreign key</text:span><text:span text:style-name="T277"><text:s/>composta entre o<text:s/></text:span><text:span text:style-name="T278">numMeio</text:span><text:span text:style-name="T279"><text:s/>e o<text:s/></text:span><text:span text:style-name="T280">nomeEntidade</text:span><text:span text:style-name="T281"><text:s/>que provém de M</text:span><text:span text:style-name="T282">eio.</text:span></text:p>
        </text:list-item>
      </text:list>
      <text:p text:style-name="P283"/>
      <text:p text:style-name="P284">create table MeioApoio</text:p>
      <text:p text:style-name="P285"><text:tab/>(numMeio int not null,</text:p>
      <text:p text:style-name="P286"><text:tab/>nomeEntidade varchar(20) not null,</text:p>
      <text:p text:style-name="P287"><text:tab/>constraint pk_meioApoio primary key (numMeio, nomeEntidade),</text:p>
      <text:p text:style-name="P288"><text:tab/>constraint fk_meio foreign key (numMeio, nomeEntidade) references Meio(numMeio, nomeEntidade));</text:p>
      <text:p text:style-name="P289"/>
      <text:list text:style-name="LFO2" text:continue-numbering="true">
        <text:list-item>
          <text:p text:style-name="P290"><text:span text:style-name="T291">A<text:s/></text:span><text:span text:style-name="T292">entidade<text:s/></text:span><text:span text:style-name="T293">“MeioSocorro”</text:span><text:span text:style-name="T294"><text:s/>tem uma chave primária, que corresponde a uma<text:s/></text:span><text:span text:style-name="T295">foreign key</text:span><text:span text:style-name="T296"><text:s/>composta entre o<text:s/></text:span><text:span text:style-name="T297">numMei</text:span><text:span text:style-name="T298">o e o<text:s/></text:span><text:span text:style-name="T299">nomeEntidade</text:span><text:span text:style-name="T300"><text:s/>que provém de Meio.</text:span></text:p>
        </text:list-item>
      </text:list>
      <text:p text:style-name="P301"/>
      <text:p text:style-name="P302">create table MeioSocorro</text:p>
      <text:p text:style-name="P303"><text:tab/>(numMeio int not null,</text:p>
      <text:p text:style-name="P304"><text:tab/>nomeEntidade varchar(20) not null,</text:p>
      <text:p text:style-name="P305"><text:tab/>constraint fk_meioSocorro<text:s/>primary key (numMeio, nomeEntidade),</text:p>
      <text:p text:style-name="P306"><text:tab/>constraint fk_meio foreign key (numMeio, nomeEntidade) references Meio(numMeio, nomeEntidade));</text:p>
      <text:p text:style-name="P307"/>
      <text:list text:style-name="LFO2" text:continue-numbering="true">
        <text:list-item>
          <text:p text:style-name="P308"><text:span text:style-name="T309">A entidade<text:s/></text:span><text:span text:style-name="T310">“Transporta”</text:span><text:span text:style-name="T311"><text:s/>tem uma<text:s/></text:span><text:span text:style-name="T312">foreign key</text:span><text:span text:style-name="T313"><text:s/>composta entre o<text:s/></text:span><text:span text:style-name="T314">numMeio</text:span><text:span text:style-name="T315"><text:s/>e o<text:s/></text:span><text:span text:style-name="T316">nomeEntidade</text:span><text:span text:style-name="T317"><text:s/>que provém de MeioSocorro e a<text:s/></text:span><text:span text:style-name="T318">forei</text:span><text:span text:style-name="T319">gn key</text:span><text:span text:style-name="T320"><text:s/></text:span><text:span text:style-name="T321">numProcessoSocorro</text:span><text:span text:style-name="T322"><text:s/>que provém de ProcessoSocorro.</text:span></text:p>
        </text:list-item>
      </text:list>
      <text:p text:style-name="P323"/>
      <text:p text:style-name="P324">create table Transporta</text:p>
      <text:p text:style-name="P325"><text:tab/>(numMeio int not null,</text:p>
      <text:p text:style-name="P326"><text:tab/>nomeEntidade varchar(20) not null,</text:p>
      <text:p text:style-name="P327"><text:tab/>numVitimas int not null ,</text:p>
      <text:p text:style-name="P328"><text:tab/>numProcessoSocorro int not null,</text:p>
      <text:p text:style-name="P329"><text:tab/>constraint fk_meio foreign key (numMeio,<text:s/>nomeEntidade) references MeioSocorro(numMeio, nomeEntidade),</text:p>
      <text:p text:style-name="P330"><text:tab/>constraint numProcessoSocorro foreign key (numProcessoSocorro) references ProcessoSocorro(numProcessoSocorro));</text:p>
      <text:p text:style-name="P331"/>
      <text:p text:style-name="P332"/>
      <text:list text:style-name="LFO2" text:continue-numbering="true">
        <text:list-item>
          <text:p text:style-name="P333"><text:span text:style-name="T334">A entidade<text:s/></text:span><text:span text:style-name="T335">“Alocado”</text:span><text:span text:style-name="T336"><text:s/>tem uma<text:s/></text:span><text:span text:style-name="T337">foreign key</text:span><text:span text:style-name="T338"><text:s/>composta entre o<text:s/></text:span><text:span text:style-name="T339">numMeio</text:span><text:span text:style-name="T340"><text:s/>e o<text:s/></text:span><text:span text:style-name="T341">nomeEntida</text:span><text:span text:style-name="T342">de</text:span><text:span text:style-name="T343"><text:s/>que provém de MeioApoio e a<text:s/></text:span><text:span text:style-name="T344">foreign key</text:span><text:span text:style-name="T345"><text:s/></text:span><text:span text:style-name="T346">numProcessoSocorro</text:span><text:span text:style-name="T347"><text:s/>que provém de ProcessoSocorro.</text:span></text:p>
        </text:list-item>
      </text:list>
      <text:p text:style-name="P348"/>
      <text:p text:style-name="P349">create table Alocado</text:p>
      <text:p text:style-name="P350"><text:tab/>(numMeio int not null,</text:p>
      <text:p text:style-name="P351"><text:tab/>nomeEntidade varchar(20) not null,</text:p>
      <text:p text:style-name="P352"><text:tab/>numHoras int not null ,</text:p>
      <text:p text:style-name="P353"><text:tab/>numProcessoSocorro int,</text:p>
      <text:p text:style-name="P354"><text:tab/>constraint fk_meio foreign key<text:s/>(numMeio, nomeEntidade) references MeioApoio(numMeio, nomeEntidade),</text:p>
      <text:p text:style-name="P355"><text:tab/>constraint numProcessoSocorro foreign key (numProcessoSocorro) references ProcessoSocorro(numProcessoSocorro));</text:p>
      <text:p text:style-name="P356"/>
      <text:list text:style-name="LFO2" text:continue-numbering="true">
        <text:list-item>
          <text:p text:style-name="P357"><text:span text:style-name="T358">A entidade<text:s/></text:span><text:span text:style-name="T359">“Aciona”</text:span><text:span text:style-name="T360"><text:s/>tem uma chave primária composta entre o<text:s/></text:span><text:span text:style-name="T361">numMeio</text:span><text:span text:style-name="T362">,<text:s/></text:span><text:span text:style-name="T363">nom</text:span><text:span text:style-name="T364">eEntidade</text:span><text:span text:style-name="T365"><text:s/>– que são uma<text:s/></text:span><text:span text:style-name="T366">foreign key</text:span><text:span text:style-name="T367"><text:s/>que provém de Meio – e<text:s/></text:span><text:span text:style-name="T368">numProcessoSocorro</text:span><text:span text:style-name="T369">, que é uma<text:s/></text:span><text:span text:style-name="T370">foreign key</text:span><text:span text:style-name="T371"><text:s/>de ProcessSocorro.</text:span></text:p>
        </text:list-item>
      </text:list>
      <text:p text:style-name="P372"/>
      <text:p text:style-name="P373">create table Aciona</text:p>
      <text:p text:style-name="P374"><text:tab/>(numMeio int not null,</text:p>
      <text:p text:style-name="P375"><text:tab/>nomeEntidade varchar(20) not null,</text:p>
      <text:p text:style-name="P376"><text:tab/>numProcessoSocorro int not null,</text:p>
      <text:p text:style-name="P377"><text:tab/>constraint pk_aciona<text:s/>primary key (numMeio, nomeEntidade, numProcessoSocorro),</text:p>
      <text:p text:style-name="P378"><text:tab/>constraint fk_meio foreign key (numMeio, nomeEntidade) references Meio(numMeio, nomeEntidade),</text:p>
      <text:p text:style-name="P379"><text:tab/>constraint numProcessoSocorro foreign key (numProcessoSocorro) references ProcessoSocorro(numProcessoSocorro));</text:p>
      <text:p text:style-name="P380"/>
      <text:list text:style-name="LFO2" text:continue-numbering="true">
        <text:list-item>
          <text:p text:style-name="P381"><text:span text:style-name="T382">A entidade<text:s/></text:span><text:span text:style-name="T383">“Coordenador”</text:span><text:span text:style-name="T384"><text:s/>tem uma chave primária que corresponde a um inteiro, que tem nome de<text:s/></text:span><text:span text:style-name="T385">idCoordenador</text:span><text:span text:style-name="T386">.</text:span></text:p>
        </text:list-item>
      </text:list>
      <text:p text:style-name="P387"/>
      <text:p text:style-name="P388">create table Coordenador</text:p>
      <text:p text:style-name="P389"><text:tab/>(idCoordenador int not null unique ,</text:p>
      <text:p text:style-name="P390"><text:tab/>constraint idCoordenador primary key (idCoordenador));</text:p>
      <text:p text:style-name="P391"/>
      <text:list text:style-name="LFO2" text:continue-numbering="true">
        <text:list-item>
          <text:p text:style-name="P392"><text:span text:style-name="T393">A entidade<text:s/></text:span><text:span text:style-name="T394">“Audita”</text:span><text:span text:style-name="T395"><text:s/>tem uma<text:s/></text:span><text:span text:style-name="T396">foreign key</text:span><text:span text:style-name="T397"><text:s/>composta entre<text:s/></text:span><text:span text:style-name="T398">numMeio</text:span><text:span text:style-name="T399">,<text:s/></text:span><text:span text:style-name="T400">nomeEntidade</text:span><text:span text:style-name="T401"><text:s/>e<text:s/></text:span><text:span text:style-name="T402">numProcessoSocorro</text:span><text:span text:style-name="T403"><text:s/>que provêm de Aciona e uma<text:s/></text:span><text:span text:style-name="T404">foreign key</text:span><text:span text:style-name="T405"><text:s/></text:span><text:span text:style-name="T406">idCoordenador</text:span><text:span text:style-name="T407"><text:s/>que provém de Coordenador. A<text:s/></text:span><text:span text:style-name="T408">datahoraInicio</text:span><text:span text:style-name="T409"><text:s/>tem de ser inferior à<text:s/></text:span><text:span text:style-name="T410">datahoraFim</text:span><text:span text:style-name="T411"><text:s/>(do tipo YYYY-MM-DD HH:MM:SS), e<text:s/></text:span><text:span text:style-name="T412">dataA</text:span><text:span text:style-name="T413">uditoria</text:span><text:span text:style-name="T414"><text:s/>tem de ser inferior ou igual à atual data (do tipo YYYY-MM-DD).</text:span></text:p>
        </text:list-item>
      </text:list>
      <text:p text:style-name="P415"/>
      <text:p text:style-name="P416">create table Audita</text:p>
      <text:p text:style-name="P417"><text:tab/>(idCoordenador int not null,</text:p>
      <text:p text:style-name="P418"><text:tab/>numMeio int not null,</text:p>
      <text:p text:style-name="P419"><text:tab/>nomeEntidade varchar(20) not null,</text:p>
      <text:p text:style-name="P420"><text:tab/>numProcessoSocorro int,</text:p>
      <text:p text:style-name="P421"><text:tab/>datahoraInicio timestamp not null,</text:p>
      <text:p text:style-name="P422"><text:tab/>datahoraFim<text:s/>timestamp not null,</text:p>
      <text:p text:style-name="P423"><text:tab/>dataAuditoria date not null,</text:p>
      <text:p text:style-name="P424"><text:tab/>texto text not null,</text:p>
      <text:p text:style-name="P425"><text:tab/>constraint numMeio foreign key (numMeio, nomeEntidade, numProcessoSocorro) references Aciona(numMeio, nomeEntidade, numProcessoSocorro),</text:p>
      <text:p text:style-name="P426"><text:tab/>constraint idCoordenador foreign key<text:s/>(idCoordenador) references Coordenador(idCoordenador),</text:p>
      <text:p text:style-name="P427"><text:tab/>constraint chk_audit_time check (datahoraInicio &lt; datahoraFim),</text:p>
      <text:p text:style-name="P428"><text:tab/>constraint chk_audit_date check (dataAuditoria &lt;= current_date));</text:p>
      <text:p text:style-name="P429"/>
      <text:p text:style-name="P430"/>
      <text:soft-page-break/>
      <text:list text:style-name="LFO2" text:continue-numbering="true">
        <text:list-item>
          <text:p text:style-name="P431"><text:span text:style-name="T432">A entidade<text:s/></text:span><text:span text:style-name="T433">“Solicita”</text:span><text:span text:style-name="T434"><text:s/>tem uma<text:s/></text:span><text:span text:style-name="T435">foreign key</text:span><text:span text:style-name="T436"><text:s/></text:span><text:span text:style-name="T437">idCoordenador</text:span><text:span text:style-name="T438"><text:s/>que provém<text:s/></text:span><text:span text:style-name="T439">do Coordenador, uma<text:s/></text:span><text:span text:style-name="T440">foreign key</text:span><text:span text:style-name="T441"><text:s/></text:span><text:span text:style-name="T442">dataHoraInicioVideo</text:span><text:span text:style-name="T443"><text:s/>que provém de Video e uma<text:s/></text:span><text:span text:style-name="T444">foreign key</text:span><text:span text:style-name="T445"><text:s/></text:span><text:span text:style-name="T446">numCamara</text:span><text:span text:style-name="T447"><text:s/>que vem da Camara.</text:span></text:p>
        </text:list-item>
      </text:list>
      <text:p text:style-name="P448"/>
      <text:p text:style-name="P449">create table Solicita</text:p>
      <text:p text:style-name="P450"><text:tab/>(idCoordenador int not null,</text:p>
      <text:p text:style-name="P451"><text:tab/>dataHoraInicioVideo timestamp not null,</text:p>
      <text:p text:style-name="P452"><text:tab/>numCamara int not null,</text:p>
      <text:p text:style-name="P453"><text:tab/>dataHoraInicio<text:s/>timestamp not null,</text:p>
      <text:p text:style-name="P454"><text:tab/>dataHoraFim timestamp not null,</text:p>
      <text:p text:style-name="P455"><text:tab/>constraint idCoordenador foreign key (idCoordenador) references Coordenador(idCoordenador),</text:p>
      <text:p text:style-name="P456"><text:tab/>constraint dataHoraInicioVideo foreign key (dataHoraInicioVideo) references Video(dataHoraInicio),</text:p>
      <text:p text:style-name="P457"><text:tab/>constraint numCamara foreign key (numCamara) references Camara(numCamara));</text:p>
      <text:p text:style-name="P458"/>
      <text:p text:style-name="P459">Consultas SQL</text:p>
      <text:p text:style-name="P460"/>
      <text:p text:style-name="P461">As seguintes consultas SQL pretendem responder às consultas do enunciado:</text:p>
      <text:list text:style-name="LFO3" text:continue-numbering="true">
        <text:list-item>
          <text:p text:style-name="P462">SELECT numprocessosocorro FROM aciona</text:p>
        </text:list-item>
      </text:list>
      <text:p text:style-name="P463">GROUP BY numprocessosocorro</text:p>
      <text:p text:style-name="P464">HAVING COUNT(nummeio) &gt;= ALL(SELECT COUNT(nummeio) FROM aciona</text:p>
      <text:p text:style-name="P465">GROUP BY numprocessosocorro);</text:p>
      <text:p text:style-name="P466"/>
      <text:list text:style-name="LFO3" text:continue-numbering="true">
        <text:list-item>
          <text:p text:style-name="P467">SELECT nomeentidade FROM eventoemergencia NATURAL JOIN aciona</text:p>
        </text:list-item>
      </text:list>
      <text:p text:style-name="P468">WHERE instantechamada &lt;= ‘2018-09-23 23:59:59’</text:p>
      <text:p text:style-name="P469">AND instantechamada &gt;= ‘2018-06-21 00:00:00’</text:p>
      <text:p text:style-name="P470">GROUP BY nomeentidade HAVING<text:s/>COUNT(numprocessosocorro) &gt;= ALL</text:p>
      <text:p text:style-name="P471">(SELECT COUNT(numprocessosocorro) FROM eventoemergencia</text:p>
      <text:p text:style-name="P472">NATURAL JOIN aciona WHERE instantechamada &lt;= ‘2018-09-23 23:59:59 AND instantechamada &gt;= ‘2018-06-21 00:00:00’ GROUP BY nomeentidade);</text:p>
      <text:p text:style-name="P473"/>
      <text:list text:style-name="LFO3" text:continue-numbering="true">
        <text:list-item>
          <text:p text:style-name="P474">SELECT numprocessosocorro FROM<text:s/>eventoemergencia NATURAL JOIN aciona</text:p>
        </text:list-item>
      </text:list>
      <text:p text:style-name="P475">WHERE moradalocal = ‘Oliveira do Hospital’ AND instantechamada &gt;= ‘2018-01-01 00:00:00’ AND instantechamada &lt;= ‘2018-12-31 23:59:00’</text:p>
      <text:p text:style-name="P476">AND numprocessosocorro NOT IN (SELECT numprocessosocorro FROM audita);</text:p>
      <text:p text:style-name="P477"/>
      <text:list text:style-name="LFO3" text:continue-numbering="true">
        <text:list-item>
          <text:p text:style-name="P478">SELECT COUNT(numsegmento)</text:p>
        </text:list-item>
      </text:list>
      <text:p text:style-name="P479">FROM segmentovideo NATURAL JOIN video NATURAL JOIN vigia</text:p>
      <text:p text:style-name="P480">WHERE duração &gt; 60 AND moradalocal = ‘Monchique’</text:p>
      <text:p text:style-name="P481">AND datahorafim &lt;= ‘2018-08-31 23:59’ AND datahorainicio &gt;= ‘2018-08-01 00:00’;</text:p>
      <text:p text:style-name="P482"/>
      <text:list text:style-name="LFO3" text:continue-numbering="true">
        <text:list-item>
          <text:p text:style-name="P483">SELECT nummeio, nomeentidade FROM meiocombate</text:p>
        </text:list-item>
      </text:list>
      <text:p text:style-name="P484">EXCEPT (SELECT nummeio, nomeentidade FROM alocado</text:p>
      <text:p text:style-name="P485">GROUP BY nummeio, nomeentidade);</text:p>
      <text:p text:style-name="P486"/>
      <text:p text:style-name="P487"/>
      <text:list text:style-name="LFO3" text:continue-numbering="true">
        <text:list-item>
          <text:p text:style-name="P488">SELECT nomeentidade FROM meiocombate NATURAL JOIN aciona</text:p>
        </text:list-item>
      </text:list>
      <text:p text:style-name="P489">WHERE NOT EXISTS (SELECT numprocessosocorro FROM processosocorro</text:p>
      <text:p text:style-name="P490">EXCEPT SELECT numprocessosocorro FROM aciona);</text:p>
      <text:p text:style-name="P491"/>
      <text:p text:style-name="P492"/>
      <text:p text:style-name="P493"/>
      <text:p text:style-name="P494"/>
      <text:soft-page-break/>
      <text:p text:style-name="P495">Aplicação<text:s/>desenvolvida em PHP</text:p>
      <text:p text:style-name="P496"/>
      <text:p text:style-name="P497">A aplicação PHP está estruturada da seguinte forma:</text:p>
      <text:p text:style-name="P498"><text:tab/></text:p>
      <text:list text:style-name="LFO4" text:continue-numbering="true">
        <text:list-item>
          <text:p text:style-name="P499">Um ficheiro index.php que serve como interface para o programa, onde é possível executar todas as ações pedidas no enunciado. Permite também ver todas as tabelas editáveis (Locais,<text:s/>Eventos de emergência, Processos de socorro, Meios, Entidades, Meio de combate, Meio de socorro e Meio de apoio), de forma a facilitar a visualização das alterações à base de dados.</text:p>
        </text:list-item>
        <text:list-item>
          <text:p text:style-name="P500">Vários ficheiros PHP com scripts para adicionar elementos às tabelas.</text:p>
        </text:list-item>
        <text:list-item>
          <text:p text:style-name="P501">2 ficheiros PHP para associar processos de socorro a meios e processos de socorro a eventos de emergência.</text:p>
        </text:list-item>
        <text:list-item>
          <text:p text:style-name="P502">Um ficheiro config.php para configurar a ligação à base de dados.</text:p>
        </text:list-item>
        <text:list-item>
          <text:p text:style-name="P503">Um ficheiro deleteFromTable.php para apagar elementos das tabelas.</text:p>
        </text:list-item>
        <text:list-item>
          <text:p text:style-name="P504">Dois ficheiros para<text:s/>listar meios acionados num certo local e processos de socorro associados a um local.</text:p>
        </text:list-item>
        <text:list-item>
          <text:p text:style-name="P505">Dois ficheiros para atualizar o conteúdo das tabelas meio de combate, meio de socorro e meio de apoio.</text:p>
        </text:list-item>
      </text:list>
      <text:p text:style-name="P506"/>
      <text:p text:style-name="P507"><text:span text:style-name="T508">Através de forms e links inseridos no ficheiros index.php, este<text:s/></text:span><text:span text:style-name="T509">ficheiro permite realizar ações como adicionar, editar ou remover entradas das tabelas, executando outros<text:s/></text:span><text:span text:style-name="T510">scripts</text:span><text:span text:style-name="T511">. Os botões de apagar e editar estão ao lado de cada entrada na tabela e o campos de input para adicionar elementos a cada tabela estão no topo</text:span><text:span text:style-name="T512"><text:s/>das mesmas.</text:span></text:p>
      <text:p text:style-name="P513"/>
      <text:p text:style-name="P514">No topo de todas as tabelas estão quatro secções:</text:p>
      <text:list text:style-name="LFO5" text:continue-numbering="true">
        <text:list-item>
          <text:p text:style-name="P515">A primeira permite listar os meios de socorro acionados em processos de socorro originados num determinado local (inserido no campo de input respetivo).</text:p>
        </text:list-item>
        <text:list-item>
          <text:p text:style-name="P516">A segunda permite listar os meios acionados num determinado processo (inserido no campo de input respetivo).</text:p>
        </text:list-item>
        <text:list-item>
          <text:p text:style-name="P517">A terceira permite associar um processo de socorro a meios.</text:p>
        </text:list-item>
        <text:list-item>
          <text:p text:style-name="P518">A última permite associar processos de socorro a eventos de emergência.</text:p>
        </text:list-item>
      </text:list>
      <text:p text:style-name="P519"/>
      <text:p text:style-name="P520"><text:span text:style-name="T521">Com esta aplicação dão-se resposta a todas operações<text:s/></text:span><text:span text:style-name="T522">pedidas no enunciado, adicionando a funcionalidade de visualizar as tabelas que são editáveis dire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guel Rocha</meta:initial-creator>
    <dc:creator>Miguel Rocha</dc:creator>
    <meta:creation-date>2018-11-29T18:35:00Z</meta:creation-date>
    <dc:date>2018-11-30T16:31:00Z</dc:date>
    <meta:template xlink:href="Normal" xlink:type="simple"/>
    <meta:editing-cycles>5</meta:editing-cycles>
    <meta:editing-duration>PT2220S</meta:editing-duration>
    <meta:document-statistic meta:page-count="7" meta:paragraph-count="27" meta:word-count="2126" meta:character-count="13580" meta:row-count="95" meta:non-whitespace-character-count="11481"/>
  </office:meta>
</office:document-meta>
</file>